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3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udet ideat:</text:p>
      <text:list xml:id="list3201038567549853149" text:style-name="L1">
        <text:list-item>
          <text:p text:style-name="P6">Frekvenssi:</text:p>
          <text:list>
            <text:list-item>
              <text:p text:style-name="P9">Scaalataan jollain esim 1000(10000)</text:p>
            </text:list-item>
            <text:list-item>
              <text:p text:style-name="P9">Vähennetään aina pienin frekvensi kaikien unittejen frekvenssistä</text:p>
            </text:list-item>
            <text:list-item>
              <text:p text:style-name="P9">Samassa frekvenssissä olevista priorisoidaan hitaampi eli pidemmän frekvenssin omaava</text:p>
            </text:list-item>
            <text:list-item>
              <text:p text:style-name="P9">Vuoron jälkeen sen liikkuminen yksikön frekvenssi palaa omaan perusarvoon</text:p>
            </text:list-item>
          </text:list>
        </text:list-item>
      </text:list>
      <text:list xml:id="list5037809148099482546" text:style-name="L2">
        <text:list-item>
          <text:p text:style-name="P7">Uusi stack systeemi:</text:p>
          <text:list>
            <text:list-item>
              <text:p text:style-name="P12">Stackissa voi olla vain yhdentyyppisiä unitteja</text:p>
            </text:list-item>
            <text:list-item>
              <text:p text:style-name="P10">Jokaisella unitilla omat heltit (jokainen unitti on yksilö)</text:p>
            </text:list-item>
            <text:list-item>
              <text:p text:style-name="P10">Jokaisella unitilla oma retalitation</text:p>
            </text:list-item>
            <text:list-item>
              <text:p text:style-name="P10">Stackin voi jakaa osiin (Herolla maksimimäärä stackeja joita voi kontrolloida)</text:p>
            </text:list-item>
            <text:list-item>
              <text:p text:style-name="P10">Splittaantuneita stakin osia voi yhdistää</text:p>
            </text:list-item>
            <text:list-item>
              <text:p text:style-name="P10">Jokaisella stackilla omat spellit (stacki liikku hitaimman mukaan)</text:p>
            </text:list-item>
            <text:list-item>
              <text:p text:style-name="P10">Splash attackkia on joillakin uniteilla</text:p>
            </text:list-item>
            <text:list-item>
              <text:p text:style-name="P10">Minimi damage stackilla kokonaisuudessa on 1 damage</text:p>
            </text:list-item>
            <text:list-item>
              <text:p text:style-name="P10">Archerit voi valita ampuuko heikoimpaan, vai vahvimpaan, spelleillä buffatuimpaan</text:p>
            </text:list-item>
          </text:list>
        </text:list-item>
      </text:list>
      <text:list xml:id="list5040719801849215710" text:style-name="L3">
        <text:list-item>
          <text:p text:style-name="P11"><text:span text:style-name="T1">Taistelukenttä</text:span></text:p>
          <text:list>
            <text:list-item>
              <text:p text:style-name="P11">Esteet:</text:p>
              <text:list>
                <text:list-item>
                  <text:p text:style-name="P11">On olemassa esteitä joiden yli ei voi kävellä, mutta lentää ja teleportata voi</text:p>
                </text:list-item>
                <text:list-item>
                  <text:p text:style-name="P11">Mahdollisesti esteitä (esim laava, vesi) joita vain osa uniteista voi ylittää</text:p>
                </text:list-item>
                <text:list-item>
                  <text:p text:style-name="P11">Mahdollisesti esteitä joiden läpi ei voi ampua (esim puu, muuri). (mahdollisesti varjostus)</text:p>
                </text:list-item>
              </text:list>
            </text:list-item>
            <text:list-item>
              <text:p text:style-name="P11">Groundi tiedetään taistelussa, ja se voi vaikuttaa unittejen statseihin (mahdollisesti laava tekee damgea, hiekka hidastaa liikkumista).</text:p>
            </text:list-item>
            <text:list-item>
              <text:p text:style-name="P11">Aloitus paikat vaihtelee (vasemmalta oikealle, ylhäältä alas, yläkulmasta alakulmaa).</text:p>
            </text:list-item>
            <text:list-item>
              <text:p text:style-name="P11">Linnatappeluissa linna on keskellä. Unitit asetetaan ympärille. (tai kahdesta sunnasta)</text:p>
            </text:list-item>
            <text:list-item>
              <text:p text:style-name="P11">Taistelukenttä generaattori (x.y generaattori)</text:p>
            </text:list-item>
            <text:list-item>
              <text:p text:style-name="P11">Linnatappeluun puollustus torneja johon archeri voi mennä ampumaan, pidempi range, def boos)</text:p>
            </text:list-item>
            <text:list-item>
              <text:p text:style-name="P11">Linnoilla on vallihaudat -&gt; (hidastava, laskee defenceä(siellä oloaikana) eivät tee damage (paitsi jos jollain linnalla on vallihaudan sijaan ansoja silloin dagea ei muita vallihaudan ominaisuuksia.</text:p>
            </text:list-item>
            <text:list-item>
              <text:p text:style-name="P11">Tactics on olemassa aina pienelle alueelle, jos on lisäksi tactis skilli, niin soilloin on isompi päätös alue</text:p>
            </text:list-item>
          </text:list>
        </text:list-item>
        <text:list-item>
          <text:p text:style-name="P8">UnitSpecial</text:p>
          <text:list>
            <text:list-item>
              <text:p text:style-name="P11">Rangereilla on olemassa attack range, jos mennään sen ulkopuolelle niin tulee misschange</text:p>
            </text:list-item>
            <text:list-item>
              <text:p text:style-name="P11">Mage unitteja </text:p>
            </text:list-item>
            <text:list-item>
              <text:p text:style-name="P11">On myös olemassa unitteja jotka ainoastaan meleettävät</text:p>
            </text:list-item>
            <text:list-item>
              <text:p text:style-name="P11">Liikkumis tyypit: Walk, Fly, Teleport</text:p>
            </text:list-item>
          </text:list>
        </text:list-item>
        <text:list-item>
          <text:p text:style-name="P8">Spellit</text:p>
          <text:list>
            <text:list-item>
              <text:p text:style-name="P11">Groundin moukkaus spell (?)</text:p>
            </text:list-item>
            <text:list-item>
              <text:p text:style-name="P11">(Special Freeze Lake -&gt; jos unitti järvessä jäädytetään lampi unti jäätyy).</text:p>
            </text:list-item>
            <text:list-item>
              <text:p text:style-name="P11">Bless, Curse -&gt; laskee nostaa minimi ja maximi damagea</text:p>
            </text:list-item>
            <text:list-item>
              <text:p text:style-name="P11">attcak up, down -&gt; nostaa laksee attackkiä</text:p>
            </text:list-item>
            <text:list-item>
              <text:p text:style-name="P11">def up, down -&gt; nostaa laksee defenceä</text:p>
            </text:list-item>
            <text:list-item>
              <text:p text:style-name="P11">Haste slow -&gt; kasvattaa hidastaa liikkumis aluetta</text:p>
            </text:list-item>
            <text:list-item>
              <text:p text:style-name="P11">wakeup, sleepy -&gt; kasvattaa hidastaa vourojen saamis nopeutta (frekvenssiä)</text:p>
            </text:list-item>
            <text:list-item>
              <text:p text:style-name="P11">Valihaudan vahingoittamis spelli</text:p>
            </text:list-item>
          </text:list>
        </text:list-item>
        <text:list-item>
          <text:p text:style-name="P8">h</text:p>
        </text:list-item>
        <text:list-item>
          <text:p text:style-name="P8">h</text:p>
        </text:list-item>
      </text:list>
      <text:p text:style-name="P2"/>
      <text:p text:style-name="P2"/>
      <text:p text:style-name="P2"/>
      <text:p text:style-name="P3">Dokumentaatio:</text:p>
      <text:p text:style-name="P4">Kulunut aika Math.random(): 100 heitolla: 0</text:p>
      <text:p text:style-name="P5">Kulunut aika Random.nextInt(): 100 heitolla: 0</text:p>
      <text:p text:style-name="P5"><text:soft-page-break/>Kulunut aika Math.random(): 1000 heitolla: 0</text:p>
      <text:p text:style-name="P5">Kulunut aika Random.nextInt(): 1000 heitolla: 0</text:p>
      <text:p text:style-name="P5">Kulunut aika Math.random(): 10000 heitolla: 0</text:p>
      <text:p text:style-name="P5">Kulunut aika Random.nextInt(): 10000 heitolla: 0</text:p>
      <text:p text:style-name="P5">Kulunut aika Math.random(): 100000 heitolla: 0</text:p>
      <text:p text:style-name="P5">Kulunut aika Random.nextInt(): 100000 heitolla: 0</text:p>
      <text:p text:style-name="P5">Kulunut aika Math.random(): 1000000 heitolla: 31</text:p>
      <text:p text:style-name="P5">Kulunut aika Random.nextInt(): 1000000 heitolla: 16</text:p>
      <text:p text:style-name="P5">Kulunut aika Math.random(): 10000000 heitolla: 265</text:p>
      <text:p text:style-name="P5">Kulunut aika Random.nextInt(): 10000000 heitolla: 141</text:p>
      <text:p text:style-name="P5">Kulunut aika Math.random(): 100000000 heitolla: 2620</text:p>
      <text:p text:style-name="P5">Kulunut aika Random.nextInt(): 100000000 heitolla: 1437</text:p>
      <text:p text:style-name="P5"/>
      <text:p text:style-name="P5">Joten unittien määrään stackin kokoa ei ole rajoitettu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52S</meta:editing-duration>
    <meta:editing-cycles>10</meta:editing-cycles>
    <meta:generator>OpenOffice/4.1.1$Win32 OpenOffice.org_project/411m6$Build-9775</meta:generator>
    <dc:date>2015-06-07T15:27:50.99</dc:date>
    <meta:document-statistic meta:table-count="0" meta:image-count="0" meta:object-count="0" meta:page-count="2" meta:paragraph-count="60" meta:word-count="451" meta:character-count="3213"/>
    <meta:user-defined meta:name="Info 1"/>
    <meta:user-defined meta:name="Info 2"/>
    <meta:user-defined meta:name="Info 3"/>
    <meta:user-defined meta:name="Info 4"/>
  </office:meta>
</office:document-meta>
</file>